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df0d"/>
    </style:style>
    <style:style style:name="T2" style:family="text">
      <style:text-properties officeooo:rsid="00032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7. </text:span>How to open a port 8080 on an EC2 instance for everwhere ?</text:p>
      <text:p text:style-name="Standard"/>
      <text:p text:style-name="Standard"/>
      <text:p text:style-name="Standard">1.We should Open "Network &amp; Security" </text:p>
      <text:p text:style-name="Standard">2.We should open the security group which is connected to our ec2 instance</text:p>
      <text:p text:style-name="Standard">3.we should Choose “inbound rules” </text:p>
      <text:p text:style-name="Standard">4.we should enter port number 8080 in “port range” <text:s/>and then click “Add Rule”</text:p>
      <text:p text:style-name="Standard">Use the drop-down and add choose (port range 8080)</text:p>
      <text:p text:style-name="Standard">choose source <text:s/>- IPv4<text:tab/>Custom TCP<text:tab/>TCP<text:tab/>8080<text:tab/> <text:span text:style-name="T2">every where <text:s/>-- &gt; <text:s/></text:span>0.0.0.0/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0:49:54.030087425</meta:creation-date>
    <dc:date>2022-04-04T20:57:02.799155559</dc:date>
    <meta:editing-duration>PT1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4" meta:character-count="406" meta:non-whitespace-character-count="332"/>
  </office:meta>
</office:document-meta>
</file>